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ad var målet för denna vecka?</text:span></text:p>
      <text:p text:style-name="Standard">Först behövde jag testa att min idé ens går att genomföra. Denna vecka fokuserade jag först och främst på att spara dialog i json-filer, ladda in ny dialog beroende på vilken väg spelaren väljer, och bygga en sida som ser ungefär ut som mina skisser, för att få en känsla för hur det hela känns. </text:p>
      <text:p text:style-name="Standard"/>
      <text:p text:style-name="Standard"><text:span text:style-name="T1">Vad åstadkom jag?</text:span></text:p>
      <text:p text:style-name="Standard">Att ladda och spara dialog-filer, välja olika val och läsa in ny dialog i textrutan fungerar nu som jag tänkte mig. Jag har ett hyfsat välfungerande gränssnitt, samt en rad funktioner för att testa och debugga mina dialog-filer i konsolen. Det saknas fortfarande en del viktiga features, men den grundläggande funktionaliteten känns stabil nu.</text:p>
      <text:p text:style-name="Standard"/>
      <text:p text:style-name="Standard"><text:span text:style-name="T1">Vad fick jag lämna för nästa “sprint”? </text:span></text:p>
      <text:p text:style-name="Standard">Det största som jag inte hade tid med denna vecka var mest att skriva ordentlig dokumentation för hur mina “dialogue nodes” är strukturerade, men det passade bättre för den kommande veckan, vars fokus är att göra bättre developer tools. Annars var det en rad småsaker som hade mer med polish och quality of life att göra, istället för funktionalitet.</text:p>
      <text:p text:style-name="Standard"/>
      <text:p text:style-name="Standard"><text:span text:style-name="T1">Vad lärde jag mig?</text:span></text:p>
      <text:p text:style-name="Standard">Det mesta nya som jag fick lära mig var att använda json-filer och manipulera HTML-content via JavaScript. </text:p>
      <text:p text:style-name="Standard"/>
      <text:p text:style-name="Standard"><text:span text:style-name="T1">Vad behöver jag hjälp med?</text:span></text:p>
      <text:p text:style-name="Standard">Jag har fortfarande lite problem med att göra responsiv CSS, men annars är det nya saker som canvas, att skriva till filer etc som jag kommer behöva lära mig. Det återstår att se hur svårt det blir, men jag tror att jag kan göra en hel del research på egen hand.</text:p>
      <text:p text:style-name="Standard"/>
      <text:p text:style-name="Standard"><text:span text:style-name="T1">Vad kommer jag göra kommande vecka?</text:span></text:p>
      <text:p text:style-name="Standard">Den här veckan kommer fokusera på att bygga robusta verktyg som kan göra det snabbare och smidigare att göra mer “content” till spelet, till exempel att lägga till ny dialog. Jag ska även försöka implementera den sista funktionaliteten som dialogen saknar, nämligen möjligheten att påverka dialog längre fram beroende på spelarens val, och misslyckas eller lyckas med olika val beroende på variabler, såsom spelarkaraktärens förmåga att klättra, reparera maskine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337" meta:character-count="1991" meta:non-whitespace-character-count="1663"/>
    <meta:generator>LibreOfficeDev/6.0.5.2$Linux_X86_64 LibreOffice_project/</meta:generator>
  </office:meta>
</office:document-meta>
</file>